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83ea" officeooo:paragraph-rsid="000083ea"/>
    </style:style>
    <style:style style:name="P2" style:family="paragraph" style:parent-style-name="Standard">
      <style:text-properties officeooo:rsid="0000b267" officeooo:paragraph-rsid="0000b267"/>
    </style:style>
    <style:style style:name="P3" style:family="paragraph" style:parent-style-name="Standard">
      <style:text-properties officeooo:rsid="0000b267" officeooo:paragraph-rsid="0004a642"/>
    </style:style>
    <style:style style:name="P4" style:family="paragraph" style:parent-style-name="Standard">
      <style:text-properties officeooo:rsid="000262c4" officeooo:paragraph-rsid="000262c4"/>
    </style:style>
    <style:style style:name="P5" style:family="paragraph" style:parent-style-name="Standard">
      <style:text-properties officeooo:rsid="0002965f" officeooo:paragraph-rsid="0002965f"/>
    </style:style>
    <style:style style:name="P6" style:family="paragraph" style:parent-style-name="Standard">
      <style:text-properties officeooo:rsid="00031b29" officeooo:paragraph-rsid="00031b29"/>
    </style:style>
    <style:style style:name="T1" style:family="text">
      <style:text-properties officeooo:rsid="000262c4"/>
    </style:style>
    <style:style style:name="T2" style:family="text">
      <style:text-properties officeooo:rsid="00031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I Library for interfacing with Python</text:p>
      <text:p text:style-name="P1"/>
      <text:p text:style-name="P2">Overview:</text:p>
      <text:p text:style-name="P2"/>
      <text:p text:style-name="P3"><text:span text:style-name="T1">Naturally, at varying levels of abstraction, there are applications that are better suited to certain languages and libraries than others. Python, for example, is a language that is well suited for applications such as web crawling or graphing data. However, Python is single threaded – what if we want to run a pipeline through various concurrently running Python programs? (Ergo, multiple web crawlers passing data to each other and to a sink node that graphs the data at the end) </text:span></text:p>
      <text:p text:style-name="P3"/>
      <text:p text:style-name="P3">My <text:span text:style-name="T1">project would be to look into extending the usability of MPI – to use it as a way to communicate between concurrently executing Python programs, and an easy-to-use library to facilitate the development of such programs or pipelines. In particular, I hope to be able to preserve typing of arguments as passed from python to C and back again, rather than having to retype the arguments as they pass into new programs.</text:span></text:p>
      <text:p text:style-name="P2"/>
      <text:p text:style-name="P4">Milestones:</text:p>
      <text:p text:style-name="P4"/>
      <text:p text:style-name="P5">Understand how to embed Python code in C and communicate between C programs and Python programs</text:p>
      <text:p text:style-name="P5"/>
      <text:p text:style-name="P5"><text:tab/>- Look into Cython and/or CPython</text:p>
      <text:p text:style-name="P5"><text:tab/>- Explore the Python.h header file included with a Python installation</text:p>
      <text:p text:style-name="P5"/>
      <text:p text:style-name="P5">Create a small application using MPI that calls a simple Python script (TBD)</text:p>
      <text:p text:style-name="P5"/>
      <text:p text:style-name="P5">Research how to preserve types (int, char, etc.) when passing arguments from C to Python (or back again), <text:span text:style-name="T2">look into Protobuffs?</text:span></text:p>
      <text:p text:style-name="P5"/>
      <text:p text:style-name="P6">If the above is possible, implement methods to preserve argument typings when passing arguments from C and Python, focus on typings supported by MPI_Datatype in the MPI_Send/Recv methods.</text:p>
      <text:p text:style-name="P5"/>
      <text:p text:style-name="P5"/>
      <text:p text:style-name="P5"/>
      <text:p text:style-name="P5"/>
      <text:p text:style-name="P4"/>
      <text:p text:style-name="P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47:26.825797920</meta:creation-date>
    <dc:date>2019-06-11T14:44:08.184271713</dc:date>
    <meta:editing-duration>PT3M10S</meta:editing-duration>
    <meta:editing-cycles>1</meta:editing-cycles>
    <meta:document-statistic meta:table-count="0" meta:image-count="0" meta:object-count="0" meta:page-count="1" meta:paragraph-count="11" meta:word-count="254" meta:character-count="1550" meta:non-whitespace-character-count="1302"/>
    <meta:generator>LibreOffice/6.0.7.3$Linux_X86_64 LibreOffice_project/00m0$Build-3</meta:generator>
  </office:meta>
</office:document-meta>
</file>